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A0000012C2B2303EC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100002010000012C0000012B8BD43765.png" manifest:media-type="image/png"/>
  <manifest:file-entry manifest:full-path="Pictures/TablePreview6.svm" manifest:media-type=""/>
  <manifest:file-entry manifest:full-path="Pictures/100002010000012C00000096CF400556.png" manifest:media-type="image/png"/>
  <manifest:file-entry manifest:full-path="Pictures/100000000000007800000078171A3D7B.gif" manifest:media-type="image/gif"/>
  <manifest:file-entry manifest:full-path="Pictures/TablePreview8.svm" manifest:media-type=""/>
  <manifest:file-entry manifest:full-path="Pictures/100002010000012B0000012C25093A87.png" manifest:media-type="image/png"/>
  <manifest:file-entry manifest:full-path="Pictures/100000000000007B0000007B2A80E7DB.gif" manifest:media-type="image/gif"/>
  <manifest:file-entry manifest:full-path="Pictures/100002010000012C0000012C42CDD465.png" manifest:media-type="image/png"/>
  <manifest:file-entry manifest:full-path="Pictures/10000201000001140000012C76D41E36.png" manifest:media-type="image/png"/>
  <manifest:file-entry manifest:full-path="Pictures/TablePreview1.svm" manifest:media-type=""/>
  <manifest:file-entry manifest:full-path="Pictures/100002010000012C000000AF1B6F633F.png" manifest:media-type="image/png"/>
  <manifest:file-entry manifest:full-path="Pictures/TablePreview3.svm" manifest:media-type=""/>
  <manifest:file-entry manifest:full-path="Pictures/100000000000007E0000007E02CD2C8A.gif" manifest:media-type="image/gif"/>
  <manifest:file-entry manifest:full-path="Pictures/TablePreview5.svm" manifest:media-type=""/>
  <manifest:file-entry manifest:full-path="Pictures/100002010000012C000000F13D2CAC31.png" manifest:media-type="image/png"/>
  <manifest:file-entry manifest:full-path="Pictures/TablePreview7.svm" manifest:media-type=""/>
  <manifest:file-entry manifest:full-path="Pictures/100002010000012C0000011ECAF0215D.png" manifest:media-type="image/png"/>
  <manifest:file-entry manifest:full-path="Pictures/TablePreview9.svm" manifest:media-type=""/>
  <manifest:file-entry manifest:full-path="Pictures/TablePreview10.svm" manifest:media-type=""/>
  <manifest:file-entry manifest:full-path="Pictures/100002010000012C000000DFFF22775B.png" manifest:media-type="image/png"/>
  <manifest:file-entry manifest:full-path="Pictures/10000201000001260000012CE24E98DB.png" manifest:media-type="image/png"/>
  <manifest:file-entry manifest:full-path="Pictures/10000000000000760000007627A58627.gif" manifest:media-type="image/gif"/>
  <manifest:file-entry manifest:full-path="Pictures/100002010000012C0000011D3CC6B740.png" manifest:media-type="image/png"/>
  <manifest:file-entry manifest:full-path="Pictures/100000000000006900000069C0381401.gif" manifest:media-type="image/gif"/>
  <manifest:file-entry manifest:full-path="Pictures/10000000000001930000008DAB8C20B3.png" manifest:media-type="image/png"/>
  <manifest:file-entry manifest:full-path="Pictures/100002010000012C00000124EC482B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cm" draw:marker-start-width="0.275cm" draw:marker-end-width="0.275cm" draw:fill="gradient" draw:fill-gradient-name="Radial_20_red_2f_yellow" draw:textarea-vertical-align="middle" draw:auto-grow-height="false" fo:min-height="0.749cm" fo:min-width="0.499cm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svg:stroke-width="0.05cm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3cm"/>
    </style:style>
    <style:style style:name="gr17" style:family="graphic" style:parent-style-name="standard">
      <style:graphic-properties draw:stroke="none" svg:stroke-color="#000000" draw:fill="none" draw:fill-color="#ffffff" fo:min-height="2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05cm" draw:marker-start-width="0.275cm" draw:marker-end-width="0.275cm" draw:fill="solid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draw:marker-start-width="0.275cm" draw:marker-end-width="0.275cm" draw:fill="solid" draw:fill-color="#94bd5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2cm" draw:marker-start-width="0.23cm" draw:marker-end-width="0.23cm" draw:fill="solid" draw:fill-color="#94bd5e" draw:textarea-horizontal-align="center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svg:stroke-width="0.05cm" draw:marker-start-width="0.275cm" draw:marker-end-width="0.275cm" draw:fill="solid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2cm" draw:marker-start-width="0.23cm" draw:marker-end-width="0.23cm" draw:fill="solid" draw:textarea-horizontal-align="center" draw:textarea-vertical-align="middle" fo:padding-top="0.135cm" fo:padding-bottom="0.135cm" fo:padding-left="0.26cm" fo:padding-right="0.26cm"/>
    </style:style>
    <style:style style:name="gr24" style:family="graphic" style:parent-style-name="standard">
      <style:graphic-properties svg:stroke-width="0.1cm" draw:marker-start-width="0.35cm" draw:marker-end-width="0.35cm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cm" draw:marker-start-width="0.35cm" draw:marker-end-width="0.35cm" draw:fill="solid" draw:fill-color="#0099ff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none" svg:stroke-color="#000000" draw:fill="none" draw:fill-color="#ffffff" fo:min-height="3.5cm"/>
    </style:style>
    <style:style style:name="gr41" style:family="graphic" style:parent-style-name="standard">
      <style:graphic-properties svg:stroke-width="0.1cm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svg:stroke-width="0.1cm" draw:marker-start-width="0.35cm" draw:marker-end-width="0.35cm" draw:fill="solid" draw:fill-color="#ff3333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>
      <style:graphic-properties draw:stroke="none" svg:stroke-color="#000000" draw:fill="none" draw:fill-color="#ffffff" fo:min-height="2cm"/>
    </style:style>
    <style:style style:name="gr7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>
      <style:graphic-properties svg:stroke-width="0.05cm" draw:marker-start-width="0.275cm" draw:marker-end-width="0.275cm" draw:fill="gradient" draw:fill-gradient-name="Ellipsoid_20_blue_20_grey_2f_light_20_blue" draw:textarea-vertical-align="middle" draw:auto-grow-height="false" fo:min-height="0.749cm" fo:min-width="0.499cm" fo:padding-top="0.15cm" fo:padding-bottom="0.15cm" fo:padding-left="0.275cm" fo:padding-right="0.275cm"/>
    </style:style>
    <style:style style:name="gr81" style:family="graphic" style:parent-style-name="standard">
      <style:graphic-properties draw:stroke="none" svg:stroke-color="#000000" draw:fill="none" draw:fill-color="#ffffff" fo:min-height="4.5cm"/>
    </style:style>
    <style:style style:name="gr82" style:family="graphic" style:parent-style-name="standard">
      <style:graphic-properties svg:stroke-width="0.08cm" draw:marker-start-width="0.32cm" draw:marker-end-width="0.32cm" draw:fill="solid" draw:fill-color="#ffd320" draw:textarea-horizontal-align="justify" draw:textarea-vertical-align="middle" draw:auto-grow-height="false" fo:padding-top="0.165cm" fo:padding-bottom="0.165cm" fo:padding-left="0.29cm" fo:padding-right="0.29cm"/>
    </style:style>
    <style:style style:name="gr83" style:family="graphic" style:parent-style-name="standard">
      <style:graphic-properties svg:stroke-width="0.08cm" draw:marker-start-width="0.32cm" draw:marker-end-width="0.32cm" draw:fill="solid" draw:fill-color="#ff6309" draw:textarea-horizontal-align="justify" draw:textarea-vertical-align="middle" draw:auto-grow-height="false" fo:padding-top="0.165cm" fo:padding-bottom="0.165cm" fo:padding-left="0.29cm" fo:padding-right="0.29cm"/>
    </style:style>
    <style:style style:name="gr84" style:family="graphic" style:parent-style-name="standard">
      <style:graphic-properties svg:stroke-width="0.02cm" draw:marker-start-width="0.23cm" draw:marker-end-width="0.23cm" draw:fill="solid" draw:fill-color="#ffff00" draw:textarea-horizontal-align="justify" draw:textarea-vertical-align="middle" draw:auto-grow-height="false" fo:padding-top="0.135cm" fo:padding-bottom="0.135cm" fo:padding-left="0.26cm" fo:padding-right="0.26cm"/>
    </style:style>
    <style:style style:name="co1" style:family="table-column">
      <style:table-column-properties style:column-width="3.102cm" style:use-optimal-column-width="false"/>
    </style:style>
    <style:style style:name="co2" style:family="table-column">
      <style:table-column-properties style:column-width="3.1cm" style:use-optimal-column-width="false"/>
    </style:style>
    <style:style style:name="ro1" style:family="table-row">
      <style:table-row-properties style:row-height="4.263cm"/>
    </style:style>
    <style:style style:name="ro2" style:family="table-row">
      <style:table-row-properties style:row-height="4.267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custom-shape draw:style-name="gr3" draw:text-style-name="P1" draw:layer="layout" svg:width="1.974cm" svg:height="1.974cm" svg:x="4.5cm" svg:y="8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5.289cm" svg:y="8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5cm" svg:height="1.976cm" svg:x="4.5cm" svg:y="3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4.814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4.814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5.288cm" svg:y="4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5.764cm" svg:y="4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6cm" svg:x="5.764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4.814cm" svg:y="4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5cm" svg:height="1.975cm" svg:x="23.5cm" svg:y="17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5cm" svg:x="23.814cm" svg:y="17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3.814cm" svg:y="17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4.764cm" svg:y="18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5cm" svg:x="24.764cm" svg:y="17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23.814cm" svg:y="18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5cm" svg:height="1.975cm" svg:x="31.63cm" svg:y="0.59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31.944cm" svg:y="0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1.944cm" svg:y="0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5cm" svg:x="32.894cm" svg:y="1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5cm" svg:height="1.975cm" svg:x="23.025cm" svg:y="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4cm" svg:x="23.339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23.339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23.813cm" svg:y="4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5cm" svg:x="24.289cm" svg:y="4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5cm" svg:height="1.974cm" svg:x="5.59cm" svg:y="12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5cm" svg:height="0.396cm" svg:x="6.38cm" svg:y="13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6cm" svg:x="33.093cm" svg:y="6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33.407cm" svg:y="6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3.407cm" svg:y="6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3.881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4cm" svg:x="34.356cm" svg:y="7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6cm" svg:x="34.356cm" svg:y="6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33.407cm" svg:y="7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5cm" svg:x="24.654cm" svg:y="12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5cm" svg:x="24.968cm" svg:y="12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4.968cm" svg:y="12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4cm" svg:x="25.917cm" svg:y="1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5cm" svg:x="25.917cm" svg:y="12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24.968cm" svg:y="1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5cm" svg:x="24.526cm" svg:y="8.02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24.84cm" svg:y="8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24.84cm" svg:y="8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5cm" svg:x="25.789cm" svg:y="9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5cm" svg:x="5.754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4cm" svg:x="6.068cm" svg:y="17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6.068cm" svg:y="17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6.542cm" svg:y="17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5cm" svg:x="7.017cm" svg:y="18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6cm" svg:height="1.976cm" svg:x="30.5cm" svg:y="6.519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30.816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0.816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31.289cm" svg:y="7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6cm" svg:x="31.764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6cm" svg:x="31.764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0.816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7cm" svg:x="22cm" svg:y="12.519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22.314cm" svg:y="12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22.314cm" svg:y="12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3cm" svg:height="0.394cm" svg:x="22.789cm" svg:y="13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23.262cm" svg:y="13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23.262cm" svg:y="12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22.314cm" svg:y="13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5cm" svg:x="3.1cm" svg:y="17.02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3.414cm" svg:y="17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.414cm" svg:y="17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3cm" svg:height="0.396cm" svg:x="3.889cm" svg:y="17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4.362cm" svg:y="18.2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4.362cm" svg:y="17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3.414cm" svg:y="18.2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6cm" svg:x="21.872cm" svg:y="8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5cm" svg:x="22.186cm" svg:y="8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2.186cm" svg:y="8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3cm" svg:height="0.396cm" svg:x="22.661cm" svg:y="8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3.134cm" svg:y="9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3.134cm" svg:y="8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2.186cm" svg:y="9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6cm" svg:x="3cm" svg:y="12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5cm" svg:x="3.314cm" svg:y="1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3.314cm" svg:y="1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3cm" svg:height="0.396cm" svg:x="3.789cm" svg:y="13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4.262cm" svg:y="13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4.262cm" svg:y="1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.314cm" svg:y="13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layer="layout" svg:width="2cm" svg:height="1.5cm" svg:x="30cm" svg:y="0.5cm">
          <draw:text-box>
            <text:p>S2</text:p>
          </draw:text-box>
        </draw:frame>
        <draw:custom-shape draw:style-name="gr6" draw:text-style-name="P1" draw:layer="layout" svg:width="2cm" svg:height="1cm" draw:transform="rotate (-3.14159265358979) translate (15.85cm 20.5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" draw:text-style-name="P1" draw:layer="layout" svg:width="1.63cm" svg:height="1.641cm" svg:x="1.086cm" svg:y="6.475cm">
          <draw:image xlink:href="Pictures/100002010000012A0000012C2B2303EC.png" xlink:type="simple" xlink:show="embed" xlink:actuate="onLoad">
            <text:p/>
          </draw:image>
        </draw:frame>
        <draw:custom-shape draw:style-name="gr8" draw:text-style-name="P1" draw:layer="layout" svg:width="1.5cm" svg:height="1.5cm" svg:x="-5cm" svg:y="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7" draw:text-style-name="P1" draw:layer="layout" svg:width="1.489cm" svg:height="1.617cm" svg:x="27.025cm" svg:y="6.575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486cm" svg:y="15.683cm">
          <draw:image xlink:href="Pictures/100002010000012C000000AF1B6F633F.png" xlink:type="simple" xlink:show="embed" xlink:actuate="onLoad">
            <text:p/>
          </draw:image>
        </draw:frame>
        <draw:frame draw:style-name="gr7" draw:text-style-name="P1" draw:layer="layout" svg:width="2cm" svg:height="1cm" svg:x="26.7cm" svg:y="11.175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0.986cm" svg:y="1.97cm">
          <draw:image xlink:href="Pictures/100002010000012B0000012C25093A87.png" xlink:type="simple" xlink:show="embed" xlink:actuate="onLoad">
            <text:p/>
          </draw:image>
        </draw:frame>
        <draw:frame draw:style-name="gr7" draw:text-style-name="P1" draw:layer="layout" svg:width="2.018cm" svg:height="1.5cm" svg:x="1.068cm" svg:y="15.475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47cm" svg:height="1.5cm" svg:x="-5.5cm" svg:y="11.5cm">
          <draw:image xlink:href="Pictures/10000201000001260000012CE24E98DB.png" xlink:type="simple" xlink:show="embed" xlink:actuate="onLoad">
            <text:p/>
          </draw:image>
        </draw:frame>
        <draw:frame draw:style-name="gr7" draw:text-style-name="P1" draw:layer="layout" svg:width="1.453cm" svg:height="1.167cm" svg:x="-5cm" svg:y="14.333cm">
          <draw:image xlink:href="Pictures/100002010000012C000000F13D2CAC31.png" xlink:type="simple" xlink:show="embed" xlink:actuate="onLoad">
            <text:p/>
          </draw:image>
        </draw:frame>
        <draw:frame draw:style-name="gr7" draw:text-style-name="P1" draw:layer="layout" svg:width="1.349cm" svg:height="1.349cm" svg:x="-6cm" svg:y="19cm">
          <draw:image xlink:href="Pictures/100002010000012C0000012C42CDD465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cm">
          <draw:image xlink:href="Pictures/100002010000012C0000011D3CC6B740.png" xlink:type="simple" xlink:show="embed" xlink:actuate="onLoad">
            <text:p/>
          </draw:image>
        </draw:frame>
        <draw:frame draw:style-name="gr7" draw:text-style-name="P1" draw:layer="layout" svg:width="1.109cm" svg:height="1.079cm" svg:x="-4cm" svg:y="9.5cm">
          <draw:image xlink:href="Pictures/100002010000012C00000124EC482BE4.png" xlink:type="simple" xlink:show="embed" xlink:actuate="onLoad">
            <text:p/>
          </draw:image>
        </draw:frame>
        <draw:frame draw:style-name="gr7" draw:text-style-name="P1" draw:layer="layout" svg:width="1.394cm" svg:height="1.329cm" svg:x="-3.894cm" svg:y="16.718cm">
          <draw:image xlink:href="Pictures/100002010000012C0000011ECAF0215D.png" xlink:type="simple" xlink:show="embed" xlink:actuate="onLoad">
            <text:p/>
          </draw:image>
        </draw:frame>
        <draw:frame draw:style-name="gr9" draw:text-style-name="P1" draw:layer="layout" svg:width="1.506cm" svg:height="1.5cm" svg:x="1.111cm" svg:y="11.3cm">
          <draw:image xlink:href="Pictures/100002010000012C0000012B8BD43765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5" draw:layer="layout" svg:width="2cm" svg:height="1.5cm" svg:x="30cm" svg:y="0.5cm">
          <draw:text-box>
            <text:p>S3</text:p>
          </draw:text-box>
        </draw:frame>
        <draw:frame draw:style-name="gr10" draw:text-style-name="P1" draw:layer="layout" svg:width="2.727cm" svg:height="2.727cm" svg:x="2.59cm" svg:y="16.767cm">
          <draw:image xlink:href="Pictures/100000000000007E0000007E02CD2C8A.gif" xlink:type="simple" xlink:show="embed" xlink:actuate="onLoad">
            <text:p/>
          </draw:image>
        </draw:frame>
        <draw:frame draw:style-name="gr11" draw:text-style-name="P1" draw:layer="layout" svg:width="2.792cm" svg:height="2.793cm" svg:x="24.331cm" svg:y="7.5cm">
          <draw:image xlink:href="Pictures/10000000000000760000007627A58627.gif" xlink:type="simple" xlink:show="embed" xlink:actuate="onLoad">
            <text:p/>
          </draw:image>
        </draw:frame>
        <draw:frame draw:style-name="gr11" draw:text-style-name="P1" draw:layer="layout" svg:width="2.841cm" svg:height="2.839cm" svg:x="5.659cm" svg:y="16.661cm">
          <draw:image xlink:href="Pictures/100000000000007800000078171A3D7B.gif" xlink:type="simple" xlink:show="embed" xlink:actuate="onLoad">
            <text:p/>
          </draw:image>
        </draw:frame>
        <draw:frame draw:style-name="gr11" draw:text-style-name="P1" draw:layer="layout" svg:width="2.629cm" svg:height="2.627cm" svg:x="24.855cm" svg:y="16.761cm">
          <draw:image xlink:href="Pictures/100000000000007B0000007B2A80E7DB.gif" xlink:type="simple" xlink:show="embed" xlink:actuate="onLoad">
            <text:p/>
          </draw:image>
        </draw:frame>
        <draw:frame draw:style-name="gr11" draw:text-style-name="P1" draw:layer="layout" svg:width="2.556cm" svg:height="2.557cm" svg:x="5.444cm" svg:y="8.074cm">
          <draw:image xlink:href="Pictures/100000000000006900000069C0381401.gif" xlink:type="simple" xlink:show="embed" xlink:actuate="onLoad">
            <text:p/>
          </draw:image>
        </draw:frame>
        <draw:frame draw:style-name="gr10" draw:text-style-name="P1" draw:layer="layout" svg:width="3.023cm" svg:height="3.02cm" svg:x="23cm" svg:y="2.98cm">
          <draw:image xlink:href="Pictures/100000000000007800000078171A3D7B.gif" xlink:type="simple" xlink:show="embed" xlink:actuate="onLoad">
            <text:p/>
          </draw:image>
        </draw:frame>
        <draw:frame draw:style-name="gr10" draw:text-style-name="P1" draw:layer="layout" svg:width="2.901cm" svg:height="2.902cm" svg:x="22.599cm" svg:y="12.098cm">
          <draw:image xlink:href="Pictures/100000000000007E0000007E02CD2C8A.gif" xlink:type="simple" xlink:show="embed" xlink:actuate="onLoad">
            <text:p/>
          </draw:image>
        </draw:frame>
        <draw:frame draw:style-name="gr10" draw:text-style-name="P1" draw:layer="layout" svg:width="2.728cm" svg:height="2.727cm" svg:x="2.015cm" svg:y="8cm">
          <draw:image xlink:href="Pictures/100000000000007E0000007E02CD2C8A.gif" xlink:type="simple" xlink:show="embed" xlink:actuate="onLoad">
            <text:p/>
          </draw:image>
        </draw:frame>
        <draw:frame draw:style-name="gr10" draw:text-style-name="P1" draw:layer="layout" svg:width="2.727cm" svg:height="2.727cm" svg:x="21cm" svg:y="7.602cm">
          <draw:image xlink:href="Pictures/100000000000007E0000007E02CD2C8A.gif" xlink:type="simple" xlink:show="embed" xlink:actuate="onLoad">
            <text:p/>
          </draw:image>
        </draw:frame>
        <draw:frame draw:style-name="gr10" draw:text-style-name="P1" draw:layer="layout" svg:width="2.728cm" svg:height="2.728cm" svg:x="21.5cm" svg:y="16.772cm">
          <draw:image xlink:href="Pictures/100000000000007E0000007E02CD2C8A.gif" xlink:type="simple" xlink:show="embed" xlink:actuate="onLoad">
            <text:p/>
          </draw:image>
        </draw:frame>
        <draw:frame draw:style-name="gr10" draw:text-style-name="P1" draw:layer="layout" svg:width="2.971cm" svg:height="2.971cm" svg:x="4cm" svg:y="12.029cm">
          <draw:image xlink:href="Pictures/10000000000000760000007627A58627.gif" xlink:type="simple" xlink:show="embed" xlink:actuate="onLoad">
            <text:p/>
          </draw:image>
        </draw:frame>
        <draw:frame draw:style-name="gr10" draw:text-style-name="P1" draw:layer="layout" svg:width="2.718cm" svg:height="2.719cm" svg:x="4cm" svg:y="3.5cm">
          <draw:image xlink:href="Pictures/100000000000006900000069C0381401.gif" xlink:type="simple" xlink:show="embed" xlink:actuate="onLoad">
            <text:p/>
          </draw:image>
        </draw:frame>
        <draw:frame draw:style-name="gr10" draw:text-style-name="P1" draw:layer="layout" svg:width="2.748cm" svg:height="2.746cm" svg:x="31.5cm" svg:y="1cm">
          <draw:image xlink:href="Pictures/100000000000007B0000007B2A80E7DB.gif" xlink:type="simple" xlink:show="embed" xlink:actuate="onLoad">
            <text:p/>
          </draw:image>
        </draw:frame>
        <draw:frame draw:style-name="gr10" draw:text-style-name="P1" draw:layer="layout" svg:width="2.68cm" svg:height="2.679cm" svg:x="30.5cm" svg:y="4.821cm">
          <draw:image xlink:href="Pictures/100000000000007E0000007E02CD2C8A.gif" xlink:type="simple" xlink:show="embed" xlink:actuate="onLoad">
            <text:p/>
          </draw:image>
        </draw:frame>
        <draw:frame draw:style-name="gr11" draw:text-style-name="P1" draw:layer="layout" svg:width="2.68cm" svg:height="2.679cm" svg:x="33.475cm" svg:y="4.821cm">
          <draw:image xlink:href="Pictures/100000000000007E0000007E02CD2C8A.gif" xlink:type="simple" xlink:show="embed" xlink:actuate="onLoad">
            <text:p/>
          </draw:image>
        </draw:frame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6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3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g>
            <draw:custom-shape draw:style-name="gr12" draw:text-style-name="P1" draw:layer="layout" svg:width="5.521cm" svg:height="2.209cm" svg:x="21.504cm" svg:y="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1.504cm" svg:y1="9.104cm" svg:x2="27.025cm" svg:y2="9.104cm">
              <text:p/>
            </draw:line>
            <draw:line draw:style-name="gr14" draw:text-style-name="P1" draw:layer="layout" svg:x1="22.608cm" svg:y1="8cm" svg:x2="22.608cm" svg:y2="10.209cm">
              <text:p/>
            </draw:line>
            <draw:line draw:style-name="gr14" draw:text-style-name="P1" draw:layer="layout" svg:x1="23.713cm" svg:y1="8cm" svg:x2="23.713cm" svg:y2="10.209cm">
              <text:p/>
            </draw:line>
            <draw:line draw:style-name="gr14" draw:text-style-name="P1" draw:layer="layout" svg:x1="24.817cm" svg:y1="8cm" svg:x2="24.817cm" svg:y2="10.209cm">
              <text:p/>
            </draw:line>
            <draw:line draw:style-name="gr14" draw:text-style-name="P1" draw:layer="layout" svg:x1="25.92cm" svg:y1="8cm" svg:x2="25.92cm" svg:y2="10.209cm">
              <text:p/>
            </draw:line>
          </draw:g>
          <draw:custom-shape draw:style-name="gr15" draw:text-style-name="P1" draw:layer="layout" svg:width="0.507cm" svg:height="0.507cm" svg:x="21.82cm" svg:y="8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1cm" svg:height="2.209cm" svg:x="2.5cm" svg:y="7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.5cm" svg:y1="8.896cm" svg:x2="8.021cm" svg:y2="8.896cm">
              <text:p/>
            </draw:line>
            <draw:line draw:style-name="gr14" draw:text-style-name="P1" draw:layer="layout" svg:x1="3.604cm" svg:y1="7.791cm" svg:x2="3.604cm" svg:y2="10cm">
              <text:p/>
            </draw:line>
            <draw:line draw:style-name="gr14" draw:text-style-name="P1" draw:layer="layout" svg:x1="4.709cm" svg:y1="7.791cm" svg:x2="4.709cm" svg:y2="10cm">
              <text:p/>
            </draw:line>
            <draw:line draw:style-name="gr14" draw:text-style-name="P1" draw:layer="layout" svg:x1="5.813cm" svg:y1="7.791cm" svg:x2="5.813cm" svg:y2="10cm">
              <text:p/>
            </draw:line>
            <draw:line draw:style-name="gr14" draw:text-style-name="P1" draw:layer="layout" svg:x1="6.916cm" svg:y1="7.791cm" svg:x2="6.916cm" svg:y2="10cm">
              <text:p/>
            </draw:line>
          </draw:g>
          <draw:custom-shape draw:style-name="gr15" draw:text-style-name="P1" draw:layer="layout" svg:width="0.507cm" svg:height="0.508cm" svg:x="2.816cm" svg:y="8.1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8cm" svg:x="3.934cm" svg:y="8.1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1cm" svg:height="2.206cm" svg:x="2.5cm" svg:y="17.2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.5cm" svg:y1="18.395cm" svg:x2="8.021cm" svg:y2="18.395cm">
              <text:p/>
            </draw:line>
            <draw:line draw:style-name="gr14" draw:text-style-name="P1" draw:layer="layout" svg:x1="3.604cm" svg:y1="17.291cm" svg:x2="3.604cm" svg:y2="19.5cm">
              <text:p/>
            </draw:line>
            <draw:line draw:style-name="gr14" draw:text-style-name="P1" draw:layer="layout" svg:x1="4.709cm" svg:y1="17.291cm" svg:x2="4.709cm" svg:y2="19.5cm">
              <text:p/>
            </draw:line>
            <draw:line draw:style-name="gr14" draw:text-style-name="P1" draw:layer="layout" svg:x1="5.813cm" svg:y1="17.291cm" svg:x2="5.813cm" svg:y2="19.5cm">
              <text:p/>
            </draw:line>
            <draw:line draw:style-name="gr14" draw:text-style-name="P1" draw:layer="layout" svg:x1="6.916cm" svg:y1="17.291cm" svg:x2="6.916cm" svg:y2="19.5cm">
              <text:p/>
            </draw:line>
          </draw:g>
          <draw:custom-shape draw:style-name="gr15" draw:text-style-name="P1" draw:layer="layout" svg:width="0.507cm" svg:height="0.507cm" svg:x="2.816cm" svg:y="17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7cm" svg:x="3.934cm" svg:y="17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5.053cm" svg:y="17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2cm" svg:height="2.209cm" svg:x="21.478cm" svg:y="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1.479cm" svg:y1="18.104cm" svg:x2="27cm" svg:y2="18.104cm">
              <text:p/>
            </draw:line>
            <draw:line draw:style-name="gr14" draw:text-style-name="P1" draw:layer="layout" svg:x1="22.583cm" svg:y1="17cm" svg:x2="22.583cm" svg:y2="19.209cm">
              <text:p/>
            </draw:line>
            <draw:line draw:style-name="gr14" draw:text-style-name="P1" draw:layer="layout" svg:x1="23.688cm" svg:y1="17cm" svg:x2="23.688cm" svg:y2="19.209cm">
              <text:p/>
            </draw:line>
            <draw:line draw:style-name="gr14" draw:text-style-name="P1" draw:layer="layout" svg:x1="24.792cm" svg:y1="17cm" svg:x2="24.792cm" svg:y2="19.209cm">
              <text:p/>
            </draw:line>
            <draw:line draw:style-name="gr14" draw:text-style-name="P1" draw:layer="layout" svg:x1="25.896cm" svg:y1="17cm" svg:x2="25.896cm" svg:y2="19.209cm">
              <text:p/>
            </draw:line>
          </draw:g>
          <draw:custom-shape draw:style-name="gr15" draw:text-style-name="P1" draw:layer="layout" svg:width="0.507cm" svg:height="0.507cm" svg:x="21.796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2.914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7cm" svg:x="24.033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5.152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6.16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9cm" svg:x="21.796cm" svg:y="18.3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cm" svg:height="2.209cm" svg:x="21.501cm" svg:y="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1.5cm" svg:y1="4.605cm" svg:x2="27.021cm" svg:y2="4.605cm">
              <text:p/>
            </draw:line>
            <draw:line draw:style-name="gr14" draw:text-style-name="P1" draw:layer="layout" svg:x1="22.604cm" svg:y1="3.5cm" svg:x2="22.604cm" svg:y2="5.709cm">
              <text:p/>
            </draw:line>
            <draw:line draw:style-name="gr14" draw:text-style-name="P1" draw:layer="layout" svg:x1="23.709cm" svg:y1="3.5cm" svg:x2="23.709cm" svg:y2="5.709cm">
              <text:p/>
            </draw:line>
            <draw:line draw:style-name="gr14" draw:text-style-name="P1" draw:layer="layout" svg:x1="24.813cm" svg:y1="3.5cm" svg:x2="24.813cm" svg:y2="5.709cm">
              <text:p/>
            </draw:line>
            <draw:line draw:style-name="gr14" draw:text-style-name="P1" draw:layer="layout" svg:x1="25.917cm" svg:y1="3.5cm" svg:x2="25.917cm" svg:y2="5.709cm">
              <text:p/>
            </draw:line>
          </draw:g>
          <draw:custom-shape draw:style-name="gr15" draw:text-style-name="P1" draw:layer="layout" svg:width="0.508cm" svg:height="0.509cm" svg:x="21.816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2.935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4.054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5.172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26.182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21.816cm" svg:y="4.8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2.935cm" svg:y="4.8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cm" svg:height="2.207cm" svg:x="21.501cm" svg:y="12.2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1.5cm" svg:y1="13.395cm" svg:x2="27.021cm" svg:y2="13.395cm">
              <text:p/>
            </draw:line>
            <draw:line draw:style-name="gr14" draw:text-style-name="P1" draw:layer="layout" svg:x1="22.604cm" svg:y1="12.291cm" svg:x2="22.604cm" svg:y2="14.5cm">
              <text:p/>
            </draw:line>
            <draw:line draw:style-name="gr14" draw:text-style-name="P1" draw:layer="layout" svg:x1="23.709cm" svg:y1="12.291cm" svg:x2="23.709cm" svg:y2="14.5cm">
              <text:p/>
            </draw:line>
            <draw:line draw:style-name="gr14" draw:text-style-name="P1" draw:layer="layout" svg:x1="24.813cm" svg:y1="12.291cm" svg:x2="24.813cm" svg:y2="14.5cm">
              <text:p/>
            </draw:line>
            <draw:line draw:style-name="gr14" draw:text-style-name="P1" draw:layer="layout" svg:x1="25.917cm" svg:y1="12.291cm" svg:x2="25.917cm" svg:y2="14.5cm">
              <text:p/>
            </draw:line>
          </draw:g>
          <draw:custom-shape draw:style-name="gr15" draw:text-style-name="P1" draw:layer="layout" svg:width="0.508cm" svg:height="0.508cm" svg:x="21.816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2.935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4.054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5.172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26.182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21.816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2.935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4.054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cm" svg:height="2.208cm" svg:x="2.543cm" svg:y="1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.542cm" svg:y1="13.395cm" svg:x2="8.063cm" svg:y2="13.395cm">
              <text:p/>
            </draw:line>
            <draw:line draw:style-name="gr14" draw:text-style-name="P1" draw:layer="layout" svg:x1="3.646cm" svg:y1="12.291cm" svg:x2="3.646cm" svg:y2="14.5cm">
              <text:p/>
            </draw:line>
            <draw:line draw:style-name="gr14" draw:text-style-name="P1" draw:layer="layout" svg:x1="4.751cm" svg:y1="12.291cm" svg:x2="4.751cm" svg:y2="14.5cm">
              <text:p/>
            </draw:line>
            <draw:line draw:style-name="gr14" draw:text-style-name="P1" draw:layer="layout" svg:x1="5.855cm" svg:y1="12.291cm" svg:x2="5.855cm" svg:y2="14.5cm">
              <text:p/>
            </draw:line>
            <draw:line draw:style-name="gr14" draw:text-style-name="P1" draw:layer="layout" svg:x1="6.959cm" svg:y1="12.291cm" svg:x2="6.959cm" svg:y2="14.5cm">
              <text:p/>
            </draw:line>
          </draw:g>
          <draw:custom-shape draw:style-name="gr15" draw:text-style-name="P1" draw:layer="layout" svg:width="0.508cm" svg:height="0.508cm" svg:x="2.858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77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5.096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6.214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7.224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2.858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.977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5.096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6.214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1cm" svg:height="2.209cm" svg:x="2.5cm" svg:y="3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.5cm" svg:y1="4.396cm" svg:x2="8.021cm" svg:y2="4.396cm">
              <text:p/>
            </draw:line>
            <draw:line draw:style-name="gr14" draw:text-style-name="P1" draw:layer="layout" svg:x1="3.604cm" svg:y1="3.291cm" svg:x2="3.604cm" svg:y2="5.5cm">
              <text:p/>
            </draw:line>
            <draw:line draw:style-name="gr14" draw:text-style-name="P1" draw:layer="layout" svg:x1="4.709cm" svg:y1="3.291cm" svg:x2="4.709cm" svg:y2="5.5cm">
              <text:p/>
            </draw:line>
            <draw:line draw:style-name="gr14" draw:text-style-name="P1" draw:layer="layout" svg:x1="5.813cm" svg:y1="3.291cm" svg:x2="5.813cm" svg:y2="5.5cm">
              <text:p/>
            </draw:line>
            <draw:line draw:style-name="gr14" draw:text-style-name="P1" draw:layer="layout" svg:x1="6.916cm" svg:y1="3.291cm" svg:x2="6.916cm" svg:y2="5.5cm">
              <text:p/>
            </draw:line>
          </draw:g>
          <draw:custom-shape draw:style-name="gr15" draw:text-style-name="P1" draw:layer="layout" svg:width="0.507cm" svg:height="0.508cm" svg:x="2.816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8cm" svg:x="3.934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5.053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6.173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7.182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layer="layout" svg:width="2.8cm" svg:height="3.25cm" svg:x="29.7cm" svg:y="0cm">
          <draw:text-box>
            <text:p>s4</text:p>
          </draw:text-box>
        </draw:frame>
        <draw:g>
          <draw:g>
            <draw:custom-shape draw:style-name="gr12" draw:text-style-name="P1" draw:layer="layout" svg:width="5.521cm" svg:height="2.209cm" svg:x="30.479cm" svg:y="1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0.479cm" svg:y1="2.396cm" svg:x2="36cm" svg:y2="2.396cm">
              <text:p/>
            </draw:line>
            <draw:line draw:style-name="gr14" draw:text-style-name="P1" draw:layer="layout" svg:x1="31.583cm" svg:y1="1.291cm" svg:x2="31.583cm" svg:y2="3.5cm">
              <text:p/>
            </draw:line>
            <draw:line draw:style-name="gr14" draw:text-style-name="P1" draw:layer="layout" svg:x1="32.688cm" svg:y1="1.291cm" svg:x2="32.688cm" svg:y2="3.5cm">
              <text:p/>
            </draw:line>
            <draw:line draw:style-name="gr14" draw:text-style-name="P1" draw:layer="layout" svg:x1="33.792cm" svg:y1="1.291cm" svg:x2="33.792cm" svg:y2="3.5cm">
              <text:p/>
            </draw:line>
            <draw:line draw:style-name="gr14" draw:text-style-name="P1" draw:layer="layout" svg:x1="34.895cm" svg:y1="1.291cm" svg:x2="34.895cm" svg:y2="3.5cm">
              <text:p/>
            </draw:line>
          </draw:g>
          <draw:custom-shape draw:style-name="gr15" draw:text-style-name="P1" draw:layer="layout" svg:width="0.507cm" svg:height="0.508cm" svg:x="30.795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8cm" svg:x="31.913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3.032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34.152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cm" svg:height="2.208cm" svg:x="30.48cm" svg:y="5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0.479cm" svg:y1="6.395cm" svg:x2="36cm" svg:y2="6.395cm">
              <text:p/>
            </draw:line>
            <draw:line draw:style-name="gr14" draw:text-style-name="P1" draw:layer="layout" svg:x1="31.583cm" svg:y1="5.291cm" svg:x2="31.583cm" svg:y2="7.5cm">
              <text:p/>
            </draw:line>
            <draw:line draw:style-name="gr14" draw:text-style-name="P1" draw:layer="layout" svg:x1="32.688cm" svg:y1="5.291cm" svg:x2="32.688cm" svg:y2="7.5cm">
              <text:p/>
            </draw:line>
            <draw:line draw:style-name="gr14" draw:text-style-name="P1" draw:layer="layout" svg:x1="33.792cm" svg:y1="5.291cm" svg:x2="33.792cm" svg:y2="7.5cm">
              <text:p/>
            </draw:line>
            <draw:line draw:style-name="gr14" draw:text-style-name="P1" draw:layer="layout" svg:x1="34.896cm" svg:y1="5.291cm" svg:x2="34.896cm" svg:y2="7.5cm">
              <text:p/>
            </draw:line>
          </draw:g>
          <draw:custom-shape draw:style-name="gr15" draw:text-style-name="P1" draw:layer="layout" svg:width="0.508cm" svg:height="0.508cm" svg:x="30.795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1.914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3.033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4.151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35.161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30.795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1.914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3.033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4.151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35.161cm" svg:y="6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6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4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17" draw:layer="layout" svg:width="3.3cm" svg:height="2.75cm" svg:x="29.7cm" svg:y="0cm">
          <draw:text-box>
            <text:p>s5</text:p>
          </draw:text-box>
        </draw:frame>
        <draw:frame draw:style-name="gr18" draw:layer="layout" svg:width="0.502cm" svg:height="1.187cm" svg:x="-8cm" svg:y="25.5cm">
          <draw:text-box>
            <text:p/>
          </draw:text-box>
        </draw:frame>
        <draw:g>
          <draw:g>
            <draw:custom-shape draw:style-name="gr19" draw:text-style-name="P1" draw:layer="layout" svg:width="5.515cm" svg:height="2.205cm" svg:x="2.485cm" svg:y="8.0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.485cm" svg:y1="9.176cm" svg:x2="8cm" svg:y2="9.176cm">
              <text:p/>
            </draw:line>
            <draw:line draw:style-name="gr21" draw:text-style-name="P1" draw:layer="layout" svg:x1="3.588cm" svg:y1="8.073cm" svg:x2="3.588cm" svg:y2="10.279cm">
              <text:p/>
            </draw:line>
            <draw:line draw:style-name="gr21" draw:text-style-name="P1" draw:layer="layout" svg:x1="4.691cm" svg:y1="8.073cm" svg:x2="4.691cm" svg:y2="10.279cm">
              <text:p/>
            </draw:line>
            <draw:line draw:style-name="gr21" draw:text-style-name="P1" draw:layer="layout" svg:x1="5.793cm" svg:y1="8.073cm" svg:x2="5.793cm" svg:y2="10.279cm">
              <text:p/>
            </draw:line>
            <draw:line draw:style-name="gr21" draw:text-style-name="P1" draw:layer="layout" svg:x1="6.896cm" svg:y1="8.073cm" svg:x2="6.896cm" svg:y2="10.279cm">
              <text:p/>
            </draw:line>
          </draw:g>
          <draw:custom-shape draw:style-name="gr4" draw:text-style-name="P1" draw:layer="layout" svg:width="1.103cm" svg:height="0.221cm" svg:x="3.588cm" svg:y="7.8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1cm" svg:x="5.793cm" svg:y="7.8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1cm" svg:x="3.588cm" svg:y="10.27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1cm" svg:x="5.793cm" svg:y="10.27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8cm" svg:x="2.801cm" svg:y="8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17cm" svg:y="8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5.036cm" svg:y="8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8cm" svg:x="2.801cm" svg:y="9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17cm" svg:y="9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5.036cm" svg:y="9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7cm" svg:x="21.485cm" svg:y="16.9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1.485cm" svg:y1="18.023cm" svg:x2="27cm" svg:y2="18.023cm">
              <text:p/>
            </draw:line>
            <draw:line draw:style-name="gr21" draw:text-style-name="P1" draw:layer="layout" svg:x1="22.588cm" svg:y1="16.92cm" svg:x2="22.588cm" svg:y2="19.126cm">
              <text:p/>
            </draw:line>
            <draw:line draw:style-name="gr21" draw:text-style-name="P1" draw:layer="layout" svg:x1="23.691cm" svg:y1="16.92cm" svg:x2="23.691cm" svg:y2="19.126cm">
              <text:p/>
            </draw:line>
            <draw:line draw:style-name="gr21" draw:text-style-name="P1" draw:layer="layout" svg:x1="24.793cm" svg:y1="16.92cm" svg:x2="24.793cm" svg:y2="19.126cm">
              <text:p/>
            </draw:line>
            <draw:line draw:style-name="gr21" draw:text-style-name="P1" draw:layer="layout" svg:x1="25.896cm" svg:y1="16.92cm" svg:x2="25.896cm" svg:y2="19.126cm">
              <text:p/>
            </draw:line>
          </draw:g>
          <draw:custom-shape draw:style-name="gr4" draw:text-style-name="P1" draw:layer="layout" svg:width="1.103cm" svg:height="0.219cm" svg:x="22.588cm" svg:y="1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19cm" svg:x="24.793cm" svg:y="1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22.588cm" svg:y="19.1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24.793cm" svg:y="19.1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8cm" svg:x="21.801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2.917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24.036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5.153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7cm" svg:x="21.801cm" svg:y="18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2.917cm" svg:y="18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24.036cm" svg:y="18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9" draw:text-style-name="P1" draw:layer="layout" svg:width="5.515cm" svg:height="2.205cm" svg:x="2.8cm" svg:y="17.07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0" draw:text-style-name="P1" draw:layer="layout" svg:x1="2.8cm" svg:y1="18.176cm" svg:x2="8.315cm" svg:y2="18.176cm">
                <text:p/>
              </draw:line>
              <draw:line draw:style-name="gr21" draw:text-style-name="P1" draw:layer="layout" svg:x1="3.903cm" svg:y1="17.073cm" svg:x2="3.903cm" svg:y2="19.279cm">
                <text:p/>
              </draw:line>
              <draw:line draw:style-name="gr21" draw:text-style-name="P1" draw:layer="layout" svg:x1="5.006cm" svg:y1="17.073cm" svg:x2="5.006cm" svg:y2="19.279cm">
                <text:p/>
              </draw:line>
              <draw:line draw:style-name="gr21" draw:text-style-name="P1" draw:layer="layout" svg:x1="6.109cm" svg:y1="17.073cm" svg:x2="6.109cm" svg:y2="19.279cm">
                <text:p/>
              </draw:line>
              <draw:line draw:style-name="gr21" draw:text-style-name="P1" draw:layer="layout" svg:x1="7.212cm" svg:y1="17.073cm" svg:x2="7.212cm" svg:y2="19.279cm">
                <text:p/>
              </draw:line>
            </draw:g>
            <draw:custom-shape draw:style-name="gr4" draw:text-style-name="P1" draw:layer="layout" svg:width="1.104cm" svg:height="0.221cm" svg:x="3.903cm" svg:y="16.85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103cm" svg:height="0.221cm" svg:x="6.108cm" svg:y="16.85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104cm" svg:height="0.221cm" svg:x="3.903cm" svg:y="19.27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103cm" svg:height="0.221cm" svg:x="6.108cm" svg:y="19.27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5" draw:text-style-name="P1" draw:layer="layout" svg:width="0.507cm" svg:height="0.508cm" svg:x="3.116cm" svg:y="17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6cm" svg:x="2.542cm" svg:y="12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.542cm" svg:y1="13.676cm" svg:x2="8.057cm" svg:y2="13.676cm">
              <text:p/>
            </draw:line>
            <draw:line draw:style-name="gr21" draw:text-style-name="P1" draw:layer="layout" svg:x1="3.645cm" svg:y1="12.573cm" svg:x2="3.645cm" svg:y2="14.779cm">
              <text:p/>
            </draw:line>
            <draw:line draw:style-name="gr21" draw:text-style-name="P1" draw:layer="layout" svg:x1="4.748cm" svg:y1="12.573cm" svg:x2="4.748cm" svg:y2="14.779cm">
              <text:p/>
            </draw:line>
            <draw:line draw:style-name="gr21" draw:text-style-name="P1" draw:layer="layout" svg:x1="5.85cm" svg:y1="12.573cm" svg:x2="5.85cm" svg:y2="14.779cm">
              <text:p/>
            </draw:line>
            <draw:line draw:style-name="gr21" draw:text-style-name="P1" draw:layer="layout" svg:x1="6.953cm" svg:y1="12.573cm" svg:x2="6.953cm" svg:y2="14.779cm">
              <text:p/>
            </draw:line>
          </draw:g>
          <draw:custom-shape draw:style-name="gr4" draw:text-style-name="P1" draw:layer="layout" svg:width="1.103cm" svg:height="0.22cm" svg:x="3.645cm" svg:y="12.3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5.85cm" svg:y="12.3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1cm" svg:x="3.645cm" svg:y="14.77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1cm" svg:x="5.85cm" svg:y="14.77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8cm" svg:x="2.858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74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5.093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6.21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8cm" svg:x="2.858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74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5.093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6.21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7cm" svg:x="21.485cm" svg:y="7.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1.485cm" svg:y1="9.023cm" svg:x2="27cm" svg:y2="9.023cm">
              <text:p/>
            </draw:line>
            <draw:line draw:style-name="gr21" draw:text-style-name="P1" draw:layer="layout" svg:x1="22.588cm" svg:y1="7.92cm" svg:x2="22.588cm" svg:y2="10.126cm">
              <text:p/>
            </draw:line>
            <draw:line draw:style-name="gr21" draw:text-style-name="P1" draw:layer="layout" svg:x1="23.691cm" svg:y1="7.92cm" svg:x2="23.691cm" svg:y2="10.126cm">
              <text:p/>
            </draw:line>
            <draw:line draw:style-name="gr21" draw:text-style-name="P1" draw:layer="layout" svg:x1="24.793cm" svg:y1="7.92cm" svg:x2="24.793cm" svg:y2="10.126cm">
              <text:p/>
            </draw:line>
            <draw:line draw:style-name="gr21" draw:text-style-name="P1" draw:layer="layout" svg:x1="25.896cm" svg:y1="7.92cm" svg:x2="25.896cm" svg:y2="10.126cm">
              <text:p/>
            </draw:line>
          </draw:g>
          <draw:custom-shape draw:style-name="gr4" draw:text-style-name="P1" draw:layer="layout" svg:width="1.103cm" svg:height="0.22cm" svg:x="22.588cm" svg:y="7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24.793cm" svg:y="7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19cm" svg:x="22.588cm" svg:y="10.12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19cm" svg:x="24.793cm" svg:y="10.12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7cm" svg:x="21.801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2.917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24.036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5.153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26.161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8cm" svg:x="21.801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2.917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24.036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5.153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6cm" svg:x="30cm" svg:y="5.0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30cm" svg:y1="6.176cm" svg:x2="35.515cm" svg:y2="6.176cm">
              <text:p/>
            </draw:line>
            <draw:line draw:style-name="gr21" draw:text-style-name="P1" draw:layer="layout" svg:x1="31.103cm" svg:y1="5.074cm" svg:x2="31.103cm" svg:y2="7.28cm">
              <text:p/>
            </draw:line>
            <draw:line draw:style-name="gr21" draw:text-style-name="P1" draw:layer="layout" svg:x1="32.206cm" svg:y1="5.074cm" svg:x2="32.206cm" svg:y2="7.28cm">
              <text:p/>
            </draw:line>
            <draw:line draw:style-name="gr21" draw:text-style-name="P1" draw:layer="layout" svg:x1="33.308cm" svg:y1="5.074cm" svg:x2="33.308cm" svg:y2="7.28cm">
              <text:p/>
            </draw:line>
            <draw:line draw:style-name="gr21" draw:text-style-name="P1" draw:layer="layout" svg:x1="34.411cm" svg:y1="5.074cm" svg:x2="34.411cm" svg:y2="7.28cm">
              <text:p/>
            </draw:line>
          </draw:g>
          <draw:custom-shape draw:style-name="gr4" draw:text-style-name="P1" draw:layer="layout" svg:width="1.103cm" svg:height="0.22cm" svg:x="31.103cm" svg:y="4.8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33.308cm" svg:y="4.8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31.103cm" svg:y="7.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33.308cm" svg:y="7.2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7cm" svg:x="30.316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31.432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32.551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33.668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34.676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9cm" svg:x="30.316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1.432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32.551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3.668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34.676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7cm" svg:x="21.485cm" svg:y="3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1.485cm" svg:y1="4.677cm" svg:x2="27cm" svg:y2="4.677cm">
              <text:p/>
            </draw:line>
            <draw:line draw:style-name="gr21" draw:text-style-name="P1" draw:layer="layout" svg:x1="22.588cm" svg:y1="3.574cm" svg:x2="22.588cm" svg:y2="5.78cm">
              <text:p/>
            </draw:line>
            <draw:line draw:style-name="gr21" draw:text-style-name="P1" draw:layer="layout" svg:x1="23.691cm" svg:y1="3.574cm" svg:x2="23.691cm" svg:y2="5.78cm">
              <text:p/>
            </draw:line>
            <draw:line draw:style-name="gr21" draw:text-style-name="P1" draw:layer="layout" svg:x1="24.794cm" svg:y1="3.574cm" svg:x2="24.794cm" svg:y2="5.78cm">
              <text:p/>
            </draw:line>
            <draw:line draw:style-name="gr21" draw:text-style-name="P1" draw:layer="layout" svg:x1="25.897cm" svg:y1="3.574cm" svg:x2="25.897cm" svg:y2="5.78cm">
              <text:p/>
            </draw:line>
          </draw:g>
          <draw:custom-shape draw:style-name="gr4" draw:text-style-name="P1" draw:layer="layout" svg:width="1.104cm" svg:height="0.219cm" svg:x="22.588cm" svg:y="3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19cm" svg:x="24.793cm" svg:y="3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22.588cm" svg:y="5.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24.793cm" svg:y="5.7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7cm" svg:height="0.508cm" svg:x="21.801cm" svg:y="3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7cm" svg:x="21.801cm" svg:y="4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6cm" svg:x="21.485cm" svg:y="12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1.485cm" svg:y1="13.523cm" svg:x2="27cm" svg:y2="13.523cm">
              <text:p/>
            </draw:line>
            <draw:line draw:style-name="gr21" draw:text-style-name="P1" draw:layer="layout" svg:x1="22.588cm" svg:y1="12.42cm" svg:x2="22.588cm" svg:y2="14.626cm">
              <text:p/>
            </draw:line>
            <draw:line draw:style-name="gr21" draw:text-style-name="P1" draw:layer="layout" svg:x1="23.691cm" svg:y1="12.42cm" svg:x2="23.691cm" svg:y2="14.626cm">
              <text:p/>
            </draw:line>
            <draw:line draw:style-name="gr21" draw:text-style-name="P1" draw:layer="layout" svg:x1="24.794cm" svg:y1="12.42cm" svg:x2="24.794cm" svg:y2="14.626cm">
              <text:p/>
            </draw:line>
            <draw:line draw:style-name="gr21" draw:text-style-name="P1" draw:layer="layout" svg:x1="25.897cm" svg:y1="12.42cm" svg:x2="25.897cm" svg:y2="14.626cm">
              <text:p/>
            </draw:line>
          </draw:g>
          <draw:custom-shape draw:style-name="gr4" draw:text-style-name="P1" draw:layer="layout" svg:width="1.104cm" svg:height="0.22cm" svg:x="22.588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24.793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1cm" svg:x="22.588cm" svg:y="14.6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1cm" svg:x="24.793cm" svg:y="14.6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7cm" svg:height="0.508cm" svg:x="21.801cm" svg:y="12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22.918cm" svg:y="12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8cm" svg:x="21.801cm" svg:y="1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7cm" svg:x="2.5cm" svg:y="3.5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.5cm" svg:y1="4.677cm" svg:x2="8.015cm" svg:y2="4.677cm">
              <text:p/>
            </draw:line>
            <draw:line draw:style-name="gr21" draw:text-style-name="P1" draw:layer="layout" svg:x1="3.603cm" svg:y1="3.574cm" svg:x2="3.603cm" svg:y2="5.78cm">
              <text:p/>
            </draw:line>
            <draw:line draw:style-name="gr21" draw:text-style-name="P1" draw:layer="layout" svg:x1="4.706cm" svg:y1="3.574cm" svg:x2="4.706cm" svg:y2="5.78cm">
              <text:p/>
            </draw:line>
            <draw:line draw:style-name="gr21" draw:text-style-name="P1" draw:layer="layout" svg:x1="5.809cm" svg:y1="3.574cm" svg:x2="5.809cm" svg:y2="5.78cm">
              <text:p/>
            </draw:line>
            <draw:line draw:style-name="gr21" draw:text-style-name="P1" draw:layer="layout" svg:x1="6.912cm" svg:y1="3.574cm" svg:x2="6.912cm" svg:y2="5.78cm">
              <text:p/>
            </draw:line>
          </draw:g>
          <draw:custom-shape draw:style-name="gr4" draw:text-style-name="P1" draw:layer="layout" svg:width="1.104cm" svg:height="0.22cm" svg:x="3.603cm" svg:y="3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5.808cm" svg:y="3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19cm" svg:x="3.603cm" svg:y="5.78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19cm" svg:x="5.808cm" svg:y="5.78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7cm" svg:height="0.507cm" svg:x="2.816cm" svg:y="3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3.933cm" svg:y="3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8cm" svg:x="2.816cm" svg:y="4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3.933cm" svg:y="4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5.515cm" svg:height="2.206cm" svg:x="30cm" svg:y="1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1" draw:layer="layout" svg:x1="30cm" svg:y1="2.322cm" svg:x2="35.515cm" svg:y2="2.322cm">
            <text:p/>
          </draw:line>
          <draw:line draw:style-name="gr23" draw:text-style-name="P1" draw:layer="layout" svg:x1="31.103cm" svg:y1="1.22cm" svg:x2="31.103cm" svg:y2="3.426cm">
            <text:p/>
          </draw:line>
          <draw:line draw:style-name="gr23" draw:text-style-name="P1" draw:layer="layout" svg:x1="32.206cm" svg:y1="1.22cm" svg:x2="32.206cm" svg:y2="3.426cm">
            <text:p/>
          </draw:line>
          <draw:line draw:style-name="gr23" draw:text-style-name="P1" draw:layer="layout" svg:x1="33.309cm" svg:y1="1.22cm" svg:x2="33.309cm" svg:y2="3.426cm">
            <text:p/>
          </draw:line>
          <draw:line draw:style-name="gr23" draw:text-style-name="P1" draw:layer="layout" svg:x1="34.412cm" svg:y1="1.22cm" svg:x2="34.412cm" svg:y2="3.426cm">
            <text:p/>
          </draw:line>
          <draw:custom-shape draw:style-name="gr4" draw:text-style-name="P1" draw:layer="layout" svg:width="1.104cm" svg:height="0.22cm" svg:x="31.103cm" svg:y="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33.308cm" svg:y="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31.103cm" svg:y="3.4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33.308cm" svg:y="3.4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7cm" svg:height="0.507cm" svg:x="30.316cm" svg:y="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31.433cm" svg:y="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7cm" svg:x="32.552cm" svg:y="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9cm" svg:x="30.316cm" svg:y="2.5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31.433cm" svg:y="2.5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6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5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24" draw:text-style-name="P1" draw:layer="layout" svg:width="0.973cm" svg:height="0.973cm" svg:x="30.134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1.10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2.08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33.053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4.02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1" draw:layer="layout" svg:width="0.973cm" svg:height="0.973cm" svg:x="24cm" svg:y="4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6" draw:text-style-name="P2" draw:layer="layout" svg:width="0.973cm" svg:height="0.974cm" svg:x="4.105cm" svg:y="3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" draw:layer="layout" svg:width="0.974cm" svg:height="0.974cm" svg:x="5.078cm" svg:y="3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2" draw:layer="layout" svg:width="0.973cm" svg:height="0.973cm" svg:x="22.107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" draw:layer="layout" svg:width="0.974cm" svg:height="0.973cm" svg:x="23.08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" draw:layer="layout" svg:width="0.973cm" svg:height="0.973cm" svg:x="24.054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" draw:layer="layout" svg:width="0.973cm" svg:height="0.973cm" svg:x="25.027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2" draw:text-style-name="P2" draw:layer="layout" svg:width="0.973cm" svg:height="0.973cm" svg:x="3.58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" draw:layer="layout" svg:width="0.974cm" svg:height="0.973cm" svg:x="4.55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" draw:layer="layout" svg:width="0.973cm" svg:height="0.973cm" svg:x="5.52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5" draw:text-style-name="P2" draw:layer="layout" svg:width="0.973cm" svg:height="0.973cm" svg:x="3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" draw:layer="layout" svg:width="0.974cm" svg:height="0.973cm" svg:x="3.973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" draw:layer="layout" svg:width="0.973cm" svg:height="0.973cm" svg:x="4.947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" draw:layer="layout" svg:width="0.973cm" svg:height="0.973cm" svg:x="5.92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" draw:layer="layout" svg:width="0.973cm" svg:height="0.973cm" svg:x="6.893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1" draw:layer="layout" svg:width="0.973cm" svg:height="0.973cm" svg:x="30.134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1" draw:layer="layout" svg:width="0.973cm" svg:height="0.973cm" svg:x="3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3.973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973cm" svg:height="0.973cm" svg:x="21.5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22.473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23.446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4cm" svg:height="0.973cm" svg:x="24.419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973cm" svg:height="0.973cm" svg:x="21.634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22.607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23.58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30.5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1.473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2.446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33.419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4.393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.97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4.946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5.919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6.89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21.634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2.607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3.58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24.55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5.527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21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2.47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3.446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24.419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5.39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30.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1.47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2.446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33.419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4.39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layer="layout" svg:width="3.5cm" svg:height="3.75cm" svg:x="30cm" svg:y="0cm">
          <draw:text-box>
            <text:p>s6</text:p>
          </draw:text-box>
        </draw:frame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6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6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custom-shape draw:style-name="gr41" draw:text-style-name="P1" draw:layer="layout" svg:width="1.026cm" svg:height="1.026cm" svg:x="4.47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1.026cm" svg:height="1.026cm" svg:x="2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1.026cm" svg:height="1.026cm" svg:x="22cm" svg:y="9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1.026cm" svg:height="1.026cm" svg:x="22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" draw:layer="layout" svg:width="1.026cm" svg:height="1.026cm" svg:x="22.5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" draw:layer="layout" svg:width="1.026cm" svg:height="1.026cm" svg:x="3.811cm" svg:y="3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1.026cm" svg:height="1.026cm" svg:x="3.811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1.026cm" svg:height="1.026cm" svg:x="4.974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3.66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3.663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1.026cm" svg:height="1.026cm" svg:x="3.64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draw:layer="layout" svg:width="1.026cm" svg:height="1.026cm" svg:x="3.649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1.026cm" svg:height="1.026cm" svg:x="5.97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" draw:layer="layout" svg:width="1.026cm" svg:height="1.026cm" svg:x="5.974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4.811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4.811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1.026cm" svg:height="1.026cm" svg:x="24.789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3.626cm" svg:y="3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3.626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1.026cm" svg:height="1.026cm" svg:x="3.64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1.026cm" svg:height="1.026cm" svg:x="3.649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" draw:layer="layout" svg:width="1.026cm" svg:height="1.026cm" svg:x="5.97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026cm" svg:height="1.026cm" svg:x="5.974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4.811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4.811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1.026cm" svg:height="1.026cm" svg:x="30cm" svg:y="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" draw:layer="layout" svg:width="1.026cm" svg:height="1.026cm" svg:x="30cm" svg:y="2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" draw:layer="layout" svg:width="1.026cm" svg:height="1.026cm" svg:x="32.325cm" svg:y="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1.026cm" svg:height="1.026cm" svg:x="32.325cm" svg:y="2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5cm" svg:height="1.026cm" svg:x="31.163cm" svg:y="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5cm" svg:height="1.026cm" svg:x="31.163cm" svg:y="2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" draw:layer="layout" svg:width="1.026cm" svg:height="1.026cm" svg:x="3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layer="layout" svg:width="1.026cm" svg:height="1.026cm" svg:x="3cm" svg:y="8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1.026cm" svg:height="1.026cm" svg:x="5.325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" draw:layer="layout" svg:width="1.026cm" svg:height="1.026cm" svg:x="5.325cm" svg:y="8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5cm" svg:height="1.026cm" svg:x="4.163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5cm" svg:height="1.026cm" svg:x="4.163cm" svg:y="8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1.026cm" svg:height="1.026cm" svg:x="33.488cm" svg:y="2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6.488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6.488cm" svg:y="8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" draw:layer="layout" svg:width="1.025cm" svg:height="1.026cm" svg:x="21.624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" draw:layer="layout" svg:width="1.025cm" svg:height="1.026cm" svg:x="21.624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1.026cm" svg:height="1.026cm" svg:x="23.949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" draw:layer="layout" svg:width="1.026cm" svg:height="1.026cm" svg:x="23.949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2.786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2.786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1.026cm" svg:height="1.026cm" svg:x="26.274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5.111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5.111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draw:layer="layout" svg:width="1.025cm" svg:height="1.026cm" svg:x="30.324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1.025cm" svg:height="1.026cm" svg:x="30.324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" draw:layer="layout" svg:width="1.026cm" svg:height="1.026cm" svg:x="32.649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1.026cm" svg:height="1.026cm" svg:x="32.649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31.486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31.486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" draw:layer="layout" svg:width="1.026cm" svg:height="1.026cm" svg:x="34.974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33.811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33.811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" draw:layer="layout" svg:width="1.026cm" svg:height="1.026cm" svg:x="34.974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layer="layout" svg:width="1.8cm" svg:height="2.25cm" svg:x="29.7cm" svg:y="0cm">
          <draw:text-box>
            <text:p>s7</text:p>
          </draw:text-box>
        </draw:frame>
        <draw:custom-shape draw:style-name="gr78" draw:text-style-name="P2" draw:layer="layout" svg:width="1.026cm" svg:height="1.026cm" svg:x="22.5cm" svg:y="3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" draw:layer="layout" svg:width="1.026cm" svg:height="1.026cm" svg:x="22.5cm" svg:y="4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6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7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custom-shape draw:style-name="gr80" draw:text-style-name="P1" draw:layer="layout" svg:width="1.5cm" svg:height="1.5cm" svg:x="5cm" svg:y="1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5cm" svg:height="1.5cm" svg:x="4cm" svg:y="16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5cm" svg:height="1.5cm" svg:x="6cm" svg:y="16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714cm" svg:height="1.714cm" svg:x="4cm" svg:y="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714cm" svg:height="1.714cm" svg:x="6.286cm" svg:y="4.43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3cm" svg:height="3cm" svg:x="21.736cm" svg:y="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303cm" svg:height="1.303cm" svg:x="4.74cm" svg:y="7.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302cm" svg:height="1.303cm" svg:x="6.651cm" svg:y="7.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303cm" svg:height="1.303cm" svg:x="5.608cm" svg:y="9.19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303cm" svg:height="1.303cm" svg:x="2.742cm" svg:y="7.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302cm" svg:height="1.303cm" svg:x="3.611cm" svg:y="9.19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5.033cm" svg:y="12.9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6.5cm" svg:y="12.9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001cm" svg:height="0.999cm" svg:x="5.7cm" svg:y="14.3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3.5cm" svg:y="12.9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0.999cm" svg:x="4.167cm" svg:y="14.3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5.767cm" svg:y="11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001cm" svg:height="1cm" svg:x="4.233cm" svg:y="11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7" draw:layer="layout" svg:width="2.3cm" svg:height="2.75cm" svg:x="29.7cm" svg:y="0cm">
          <draw:text-box>
            <text:p>s8</text:p>
          </draw:text-box>
        </draw:frame>
        <draw:custom-shape draw:style-name="gr80" draw:text-style-name="P1" draw:layer="layout" svg:width="1cm" svg:height="1cm" svg:x="25cm" svg:y="8.3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001cm" svg:height="0.999cm" svg:x="24.2cm" svg:y="9.7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22cm" svg:y="8.3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0.999cm" svg:x="22.667cm" svg:y="9.7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24.267cm" svg:y="7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001cm" svg:height="1cm" svg:x="22.733cm" svg:y="7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>
          <draw:custom-shape draw:style-name="gr80" draw:text-style-name="P1" draw:layer="layout" svg:width="1.315cm" svg:height="1.315cm" svg:x="23.34cm" svg:y="13.8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1.315cm" svg:height="1.315cm" svg:x="23.323cm" svg:y="11.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1.314cm" svg:height="1.315cm" svg:x="21.6cm" svg:y="12.69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1.314cm" svg:height="1.315cm" svg:x="24.965cm" svg:y="12.69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80" draw:text-style-name="P1" draw:layer="layout" svg:width="0.804cm" svg:height="0.804cm" svg:x="24.924cm" svg:y="17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23.827cm" svg:y="18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22.511cm" svg:y="17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22.593cm" svg:y="18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24.953cm" svg:y="18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5cm" svg:x="23.734cm" svg:y="16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5cm" svg:height="0.805cm" svg:x="24.913cm" svg:y="16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5cm" svg:height="0.805cm" svg:x="22.5cm" svg:y="16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5cm" svg:x="23.734cm" svg:y="17.5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80" draw:text-style-name="P1" draw:layer="layout" svg:width="0.804cm" svg:height="0.804cm" svg:x="32.667cm" svg:y="2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31.57cm" svg:y="3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30.254cm" svg:y="2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30.336cm" svg:y="3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32.696cm" svg:y="3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5cm" svg:x="31.477cm" svg:y="1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5cm" svg:height="0.805cm" svg:x="32.656cm" svg:y="1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5cm" svg:height="0.805cm" svg:x="30.243cm" svg:y="1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80" draw:text-style-name="P1" draw:layer="layout" svg:width="0.794cm" svg:height="0.794cm" svg:x="31.971cm" svg:y="8.18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3.213cm" svg:y="8.18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2.439cm" svg:y="9.18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3cm" svg:height="0.794cm" svg:x="30.754cm" svg:y="8.18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1.221cm" svg:y="9.18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5cm" svg:height="0.794cm" svg:x="31.496cm" svg:y="7.2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2.739cm" svg:y="7.2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5cm" svg:height="0.794cm" svg:x="32.114cm" svg:y="6.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3.706cm" svg:y="9.18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0.047cm" svg:y="9.20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6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8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3" draw:text-style-name="P1" draw:layer="layout" svg:width="1.968cm" svg:height="1.968cm" svg:x="3cm" svg:y="8.14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1" draw:layer="layout" svg:width="1.968cm" svg:height="1.968cm" svg:x="24.532cm" svg:y="12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4.845cm" svg:y="12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4.845cm" svg:y="12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79cm" svg:y="13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79cm" svg:y="12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4.845cm" svg:y="13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9cm" svg:x="24.789cm" svg:y="3.5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5.103cm" svg:y="3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103cm" svg:y="3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6.047cm" svg:y="4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8cm" svg:x="24.532cm" svg:y="8.04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4.846cm" svg:y="8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4.846cm" svg:y="8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318cm" svg:y="8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791cm" svg:y="9.3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9cm" svg:height="1.968cm" svg:x="22.5cm" svg:y="3.5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3.287cm" svg:y="4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9cm" svg:height="1.969cm" svg:x="30.181cm" svg:y="1.0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0.495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0.495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1.44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1.44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0.495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7cm" svg:x="5.289cm" svg:y="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5.603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5.603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6.547cm" svg:y="4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9cm" svg:height="1.969cm" svg:x="22.118cm" svg:y="17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2.432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2.432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2.905cm" svg:y="1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3.377cm" svg:y="18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7cm" svg:x="32.532cm" svg:y="1.0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2.846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2.846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318cm" svg:y="1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791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791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2.846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8cm" svg:x="5.413cm" svg:y="8.14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6.199cm" svg:y="8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9cm" svg:x="3.5cm" svg:y="17.0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4.286cm" svg:y="17.8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9cm" svg:x="5.851cm" svg:y="17.0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6.637cm" svg:y="17.8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9cm" svg:height="1.97cm" svg:x="3cm" svg:y="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.314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.314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4.259cm" svg:y="4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9cm" svg:height="1.97cm" svg:x="22.181cm" svg:y="8.04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2.495cm" svg:y="8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2.495cm" svg:y="8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3.44cm" svg:y="9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9cm" svg:x="24.532cm" svg:y="17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4.845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4.845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318cm" svg:y="1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79cm" svg:y="18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8cm" svg:x="22.181cm" svg:y="12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2.495cm" svg:y="12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2.495cm" svg:y="12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2.967cm" svg:y="1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3.44cm" svg:y="13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8cm" svg:x="3.181cm" svg:y="12.532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.49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.49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4.44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4.44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.495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8cm" svg:x="5.532cm" svg:y="12.532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5.84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5.84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6.79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6.79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5.845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1" draw:layer="layout" svg:width="3cm" svg:height="4.75cm" svg:x="30cm" svg:y="0cm">
          <draw:text-box>
            <text:p>s9</text:p>
          </draw:text-box>
        </draw:frame>
        <draw:g>
          <draw:custom-shape draw:style-name="gr3" draw:text-style-name="P1" draw:layer="layout" svg:width="1.968cm" svg:height="1.97cm" svg:x="30.5cm" svg:y="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0.8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0.8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1.286cm" svg:y="6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1.759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1.759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0.814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7cm" svg:x="32.8cm" svg:y="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3.1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1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586cm" svg:y="6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4.059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4.059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114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6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9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g>
            <draw:custom-shape draw:style-name="gr12" draw:text-style-name="P1" draw:layer="layout" svg:width="4.987cm" svg:height="1.995cm" svg:x="3cm" svg:y="12.5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cm" svg:y1="13.502cm" svg:x2="7.987cm" svg:y2="13.502cm">
              <text:p/>
            </draw:line>
            <draw:line draw:style-name="gr14" draw:text-style-name="P1" draw:layer="layout" svg:x1="3.997cm" svg:y1="12.505cm" svg:x2="3.997cm" svg:y2="14.5cm">
              <text:p/>
            </draw:line>
            <draw:line draw:style-name="gr14" draw:text-style-name="P1" draw:layer="layout" svg:x1="4.995cm" svg:y1="12.505cm" svg:x2="4.995cm" svg:y2="14.5cm">
              <text:p/>
            </draw:line>
            <draw:line draw:style-name="gr14" draw:text-style-name="P1" draw:layer="layout" svg:x1="5.992cm" svg:y1="12.505cm" svg:x2="5.992cm" svg:y2="14.5cm">
              <text:p/>
            </draw:line>
            <draw:line draw:style-name="gr14" draw:text-style-name="P1" draw:layer="layout" svg:x1="6.99cm" svg:y1="12.505cm" svg:x2="6.99cm" svg:y2="14.5cm">
              <text:p/>
            </draw:line>
          </draw:g>
          <draw:custom-shape draw:style-name="gr15" draw:text-style-name="P1" draw:layer="layout" svg:width="0.459cm" svg:height="0.459cm" svg:x="3.285cm" svg:y="1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3cm" svg:y="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cm" svg:y1="4.498cm" svg:x2="7.987cm" svg:y2="4.498cm">
              <text:p/>
            </draw:line>
            <draw:line draw:style-name="gr14" draw:text-style-name="P1" draw:layer="layout" svg:x1="3.997cm" svg:y1="3.5cm" svg:x2="3.997cm" svg:y2="5.495cm">
              <text:p/>
            </draw:line>
            <draw:line draw:style-name="gr14" draw:text-style-name="P1" draw:layer="layout" svg:x1="4.995cm" svg:y1="3.5cm" svg:x2="4.995cm" svg:y2="5.495cm">
              <text:p/>
            </draw:line>
            <draw:line draw:style-name="gr14" draw:text-style-name="P1" draw:layer="layout" svg:x1="5.992cm" svg:y1="3.5cm" svg:x2="5.992cm" svg:y2="5.495cm">
              <text:p/>
            </draw:line>
            <draw:line draw:style-name="gr14" draw:text-style-name="P1" draw:layer="layout" svg:x1="6.99cm" svg:y1="3.5cm" svg:x2="6.99cm" svg:y2="5.495cm">
              <text:p/>
            </draw:line>
          </draw:g>
          <draw:custom-shape draw:style-name="gr15" draw:text-style-name="P1" draw:layer="layout" svg:width="0.459cm" svg:height="0.459cm" svg:x="3.285cm" svg:y="3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4.296cm" svg:y="3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22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2cm" svg:y1="9.214cm" svg:x2="26.987cm" svg:y2="9.214cm">
              <text:p/>
            </draw:line>
            <draw:line draw:style-name="gr14" draw:text-style-name="P1" draw:layer="layout" svg:x1="22.997cm" svg:y1="8.217cm" svg:x2="22.997cm" svg:y2="10.212cm">
              <text:p/>
            </draw:line>
            <draw:line draw:style-name="gr14" draw:text-style-name="P1" draw:layer="layout" svg:x1="23.995cm" svg:y1="8.217cm" svg:x2="23.995cm" svg:y2="10.212cm">
              <text:p/>
            </draw:line>
            <draw:line draw:style-name="gr14" draw:text-style-name="P1" draw:layer="layout" svg:x1="24.992cm" svg:y1="8.217cm" svg:x2="24.992cm" svg:y2="10.212cm">
              <text:p/>
            </draw:line>
            <draw:line draw:style-name="gr14" draw:text-style-name="P1" draw:layer="layout" svg:x1="25.99cm" svg:y1="8.217cm" svg:x2="25.99cm" svg:y2="10.212cm">
              <text:p/>
            </draw:line>
          </draw:g>
          <draw:custom-shape draw:style-name="gr15" draw:text-style-name="P1" draw:layer="layout" svg:width="0.459cm" svg:height="0.459cm" svg:x="22.285cm" svg:y="8.5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23.296cm" svg:y="8.5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24.307cm" svg:y="8.5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8cm" svg:height="1.995cm" svg:x="3.1cm" svg:y="17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.1cm" svg:y1="18.002cm" svg:x2="8.087cm" svg:y2="18.002cm">
              <text:p/>
            </draw:line>
            <draw:line draw:style-name="gr14" draw:text-style-name="P1" draw:layer="layout" svg:x1="4.098cm" svg:y1="17.005cm" svg:x2="4.098cm" svg:y2="19cm">
              <text:p/>
            </draw:line>
            <draw:line draw:style-name="gr14" draw:text-style-name="P1" draw:layer="layout" svg:x1="5.095cm" svg:y1="17.005cm" svg:x2="5.095cm" svg:y2="19cm">
              <text:p/>
            </draw:line>
            <draw:line draw:style-name="gr14" draw:text-style-name="P1" draw:layer="layout" svg:x1="6.093cm" svg:y1="17.005cm" svg:x2="6.093cm" svg:y2="19cm">
              <text:p/>
            </draw:line>
            <draw:line draw:style-name="gr14" draw:text-style-name="P1" draw:layer="layout" svg:x1="7.09cm" svg:y1="17.005cm" svg:x2="7.09cm" svg:y2="19cm">
              <text:p/>
            </draw:line>
          </draw:g>
          <draw:custom-shape draw:style-name="gr15" draw:text-style-name="P1" draw:layer="layout" svg:width="0.458cm" svg:height="0.459cm" svg:x="3.386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4.396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5.407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6.418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7.329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8cm" svg:height="0.46cm" svg:x="3.386cm" svg:y="18.2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22cm" svg:y="3.5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2cm" svg:y1="4.503cm" svg:x2="26.987cm" svg:y2="4.503cm">
              <text:p/>
            </draw:line>
            <draw:line draw:style-name="gr14" draw:text-style-name="P1" draw:layer="layout" svg:x1="22.997cm" svg:y1="3.505cm" svg:x2="22.997cm" svg:y2="5.5cm">
              <text:p/>
            </draw:line>
            <draw:line draw:style-name="gr14" draw:text-style-name="P1" draw:layer="layout" svg:x1="23.995cm" svg:y1="3.505cm" svg:x2="23.995cm" svg:y2="5.5cm">
              <text:p/>
            </draw:line>
            <draw:line draw:style-name="gr14" draw:text-style-name="P1" draw:layer="layout" svg:x1="24.992cm" svg:y1="3.505cm" svg:x2="24.992cm" svg:y2="5.5cm">
              <text:p/>
            </draw:line>
            <draw:line draw:style-name="gr14" draw:text-style-name="P1" draw:layer="layout" svg:x1="25.989cm" svg:y1="3.505cm" svg:x2="25.989cm" svg:y2="5.5cm">
              <text:p/>
            </draw:line>
          </draw:g>
          <draw:custom-shape draw:style-name="gr15" draw:text-style-name="P1" draw:layer="layout" svg:width="0.459cm" svg:height="0.459cm" svg:x="22.285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23.295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24.307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25.317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26.229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22.285cm" svg:y="4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23.295cm" svg:y="4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30.013cm" svg:y="1.5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0.013cm" svg:y1="2.502cm" svg:x2="35cm" svg:y2="2.502cm">
              <text:p/>
            </draw:line>
            <draw:line draw:style-name="gr14" draw:text-style-name="P1" draw:layer="layout" svg:x1="31.01cm" svg:y1="1.505cm" svg:x2="31.01cm" svg:y2="3.5cm">
              <text:p/>
            </draw:line>
            <draw:line draw:style-name="gr14" draw:text-style-name="P1" draw:layer="layout" svg:x1="32.008cm" svg:y1="1.505cm" svg:x2="32.008cm" svg:y2="3.5cm">
              <text:p/>
            </draw:line>
            <draw:line draw:style-name="gr14" draw:text-style-name="P1" draw:layer="layout" svg:x1="33.005cm" svg:y1="1.505cm" svg:x2="33.005cm" svg:y2="3.5cm">
              <text:p/>
            </draw:line>
            <draw:line draw:style-name="gr14" draw:text-style-name="P1" draw:layer="layout" svg:x1="34.002cm" svg:y1="1.505cm" svg:x2="34.002cm" svg:y2="3.5cm">
              <text:p/>
            </draw:line>
          </draw:g>
          <draw:custom-shape draw:style-name="gr15" draw:text-style-name="P1" draw:layer="layout" svg:width="0.459cm" svg:height="0.459cm" svg:x="30.298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31.308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32.32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33.33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34.242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30.298cm" svg:y="2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1.308cm" svg:y="2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32.32cm" svg:y="2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22cm" svg:y="17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2cm" svg:y1="18.002cm" svg:x2="26.987cm" svg:y2="18.002cm">
              <text:p/>
            </draw:line>
            <draw:line draw:style-name="gr14" draw:text-style-name="P1" draw:layer="layout" svg:x1="22.997cm" svg:y1="17.005cm" svg:x2="22.997cm" svg:y2="19cm">
              <text:p/>
            </draw:line>
            <draw:line draw:style-name="gr14" draw:text-style-name="P1" draw:layer="layout" svg:x1="23.995cm" svg:y1="17.005cm" svg:x2="23.995cm" svg:y2="19cm">
              <text:p/>
            </draw:line>
            <draw:line draw:style-name="gr14" draw:text-style-name="P1" draw:layer="layout" svg:x1="24.992cm" svg:y1="17.005cm" svg:x2="24.992cm" svg:y2="19cm">
              <text:p/>
            </draw:line>
            <draw:line draw:style-name="gr14" draw:text-style-name="P1" draw:layer="layout" svg:x1="25.99cm" svg:y1="17.005cm" svg:x2="25.99cm" svg:y2="19cm">
              <text:p/>
            </draw:line>
          </draw:g>
          <draw:custom-shape draw:style-name="gr15" draw:text-style-name="P1" draw:layer="layout" svg:width="0.459cm" svg:height="0.458cm" svg:x="22.285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3.296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4.307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5.317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22.013cm" svg:y="12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2.013cm" svg:y1="13.498cm" svg:x2="27cm" svg:y2="13.498cm">
              <text:p/>
            </draw:line>
            <draw:line draw:style-name="gr14" draw:text-style-name="P1" draw:layer="layout" svg:x1="23.01cm" svg:y1="12.5cm" svg:x2="23.01cm" svg:y2="14.495cm">
              <text:p/>
            </draw:line>
            <draw:line draw:style-name="gr14" draw:text-style-name="P1" draw:layer="layout" svg:x1="24.008cm" svg:y1="12.5cm" svg:x2="24.008cm" svg:y2="14.495cm">
              <text:p/>
            </draw:line>
            <draw:line draw:style-name="gr14" draw:text-style-name="P1" draw:layer="layout" svg:x1="25.005cm" svg:y1="12.5cm" svg:x2="25.005cm" svg:y2="14.495cm">
              <text:p/>
            </draw:line>
            <draw:line draw:style-name="gr14" draw:text-style-name="P1" draw:layer="layout" svg:x1="26.002cm" svg:y1="12.5cm" svg:x2="26.002cm" svg:y2="14.495cm">
              <text:p/>
            </draw:line>
          </draw:g>
          <draw:custom-shape draw:style-name="gr15" draw:text-style-name="P1" draw:layer="layout" svg:width="0.459cm" svg:height="0.458cm" svg:x="22.298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3.308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8cm" svg:x="24.32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5.33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8cm" svg:x="26.242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22.298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23.308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24.32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25.33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3cm" svg:y="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cm" svg:y1="8.998cm" svg:x2="7.987cm" svg:y2="8.998cm">
              <text:p/>
            </draw:line>
            <draw:line draw:style-name="gr14" draw:text-style-name="P1" draw:layer="layout" svg:x1="3.997cm" svg:y1="8cm" svg:x2="3.997cm" svg:y2="9.995cm">
              <text:p/>
            </draw:line>
            <draw:line draw:style-name="gr14" draw:text-style-name="P1" draw:layer="layout" svg:x1="4.995cm" svg:y1="8cm" svg:x2="4.995cm" svg:y2="9.995cm">
              <text:p/>
            </draw:line>
            <draw:line draw:style-name="gr14" draw:text-style-name="P1" draw:layer="layout" svg:x1="5.992cm" svg:y1="8cm" svg:x2="5.992cm" svg:y2="9.995cm">
              <text:p/>
            </draw:line>
            <draw:line draw:style-name="gr14" draw:text-style-name="P1" draw:layer="layout" svg:x1="6.99cm" svg:y1="8cm" svg:x2="6.99cm" svg:y2="9.995cm">
              <text:p/>
            </draw:line>
          </draw:g>
          <draw:custom-shape draw:style-name="gr15" draw:text-style-name="P1" draw:layer="layout" svg:width="0.459cm" svg:height="0.46cm" svg:x="3.285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4.296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5.307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6.317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7.229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8cm" svg:height="1.995cm" svg:x="30cm" svg:y="7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0cm" svg:y1="8.498cm" svg:x2="34.987cm" svg:y2="8.498cm">
              <text:p/>
            </draw:line>
            <draw:line draw:style-name="gr14" draw:text-style-name="P1" draw:layer="layout" svg:x1="30.998cm" svg:y1="7.5cm" svg:x2="30.998cm" svg:y2="9.495cm">
              <text:p/>
            </draw:line>
            <draw:line draw:style-name="gr14" draw:text-style-name="P1" draw:layer="layout" svg:x1="31.995cm" svg:y1="7.5cm" svg:x2="31.995cm" svg:y2="9.495cm">
              <text:p/>
            </draw:line>
            <draw:line draw:style-name="gr14" draw:text-style-name="P1" draw:layer="layout" svg:x1="32.993cm" svg:y1="7.5cm" svg:x2="32.993cm" svg:y2="9.495cm">
              <text:p/>
            </draw:line>
            <draw:line draw:style-name="gr14" draw:text-style-name="P1" draw:layer="layout" svg:x1="33.99cm" svg:y1="7.5cm" svg:x2="33.99cm" svg:y2="9.495cm">
              <text:p/>
            </draw:line>
          </draw:g>
          <draw:custom-shape draw:style-name="gr15" draw:text-style-name="P1" draw:layer="layout" svg:width="0.458cm" svg:height="0.46cm" svg:x="30.286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1.296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2.307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3.318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34.229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8cm" svg:height="0.46cm" svg:x="30.286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1.296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2.307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3.318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34.229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2" draw:text-style-name="P1" draw:layer="layout" svg:width="4.987cm" svg:height="0.997cm" svg:x="3cm" svg:y="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4.988cm" svg:height="0.997cm" svg:x="3.1cm" svg:y="17.00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4.987cm" svg:height="0.997cm" svg:x="22cm" svg:y="3.50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4.987cm" svg:height="0.997cm" svg:x="30.013cm" svg:y="1.50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4.987cm" svg:height="0.998cm" svg:x="22.013cm" svg:y="12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4.988cm" svg:height="0.997cm" svg:x="30cm" svg:y="7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4.988cm" svg:height="0.997cm" svg:x="30cm" svg:y="8.498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3.3cm" svg:height="2.75cm" svg:x="29.7cm" svg:y="0cm">
          <draw:text-box>
            <text:p>s8</text:p>
          </draw:text-box>
        </draw:frame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6" draw:text-style-name="P1" draw:layer="layout" svg:width="2cm" svg:height="1cm" draw:transform="rotate (-3.14159265358979) translate (15.848cm 20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10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40" draw:layer="layout" svg:width="1.8cm" svg:height="3.75cm" svg:x="29.7cm" svg:y="0cm">
          <draw:text-box>
            <text:p>s9</text:p>
          </draw:text-box>
        </draw:frame>
        <draw:custom-shape draw:style-name="gr84" draw:text-style-name="P1" draw:layer="layout" svg:width="0.875cm" svg:height="0.876cm" svg:x="4.625cm" svg:y="8.5cm">
          <text:p/>
          <draw:enhanced-geometry svg:viewBox="0 0 21600 21600" draw:type="rectangle" draw:enhanced-path="M 0 0 L 21600 0 21600 21600 0 21600 0 0 Z N"/>
        </draw:custom-shape>
        <draw:g>
          <draw:custom-shape draw:style-name="gr84" draw:text-style-name="P1" draw:layer="layout" svg:width="0.875cm" svg:height="0.875cm" svg:x="23.25cm" svg:y="17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5cm" svg:x="24.125cm" svg:y="17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4" draw:text-style-name="P1" draw:layer="layout" svg:width="0.875cm" svg:height="0.874cm" svg:x="4cm" svg:y="17.626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4cm" svg:x="4.875cm" svg:y="17.626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4cm" svg:x="5.75cm" svg:y="17.6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4" draw:text-style-name="P1" draw:layer="layout" svg:width="0.874cm" svg:height="0.875cm" svg:x="25.125cm" svg:y="4.12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5cm" svg:x="22.5cm" svg:y="4.12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5cm" svg:x="23.375cm" svg:y="4.12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5cm" svg:x="24.25cm" svg:y="4.125cm">
            <text:p/>
            <draw:enhanced-geometry svg:viewBox="0 0 21600 21600" draw:type="rectangle" draw:enhanced-path="M 0 0 L 21600 0 21600 21600 0 21600 0 0 Z N"/>
          </draw:custom-shape>
        </draw:g>
        <draw:custom-shape draw:style-name="gr82" draw:text-style-name="P1" draw:layer="layout" svg:width="4.086cm" svg:height="0.817cm" svg:x="3.047cm" svg:y="4cm">
          <text:p/>
          <draw:enhanced-geometry svg:viewBox="0 0 21600 21600" draw:type="rectangle" draw:enhanced-path="M 0 0 L 21600 0 21600 21600 0 21600 0 0 Z N"/>
        </draw:custom-shape>
        <draw:g>
          <draw:custom-shape draw:style-name="gr84" draw:text-style-name="P1" draw:layer="layout" svg:width="0.688cm" svg:height="0.687cm" svg:x="6.434cm" svg:y="13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7cm" svg:height="0.687cm" svg:x="5.061cm" svg:y="13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7cm" svg:height="0.687cm" svg:x="3cm" svg:y="13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6cm" svg:height="0.687cm" svg:x="3.687cm" svg:y="13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8cm" svg:height="0.687cm" svg:x="4.373cm" svg:y="13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6cm" svg:height="0.687cm" svg:x="5.748cm" svg:y="13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4" draw:text-style-name="P1" draw:layer="layout" svg:width="0.686cm" svg:height="0.687cm" svg:x="25.814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8cm" svg:height="0.687cm" svg:x="25.126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7cm" svg:height="0.687cm" svg:x="23.753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7cm" svg:height="0.687cm" svg:x="21.692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6cm" svg:height="0.687cm" svg:x="22.379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8cm" svg:height="0.687cm" svg:x="23.065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6cm" svg:height="0.687cm" svg:x="24.44cm" svg:y="13.31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4" draw:text-style-name="P1" draw:layer="layout" svg:width="0.646cm" svg:height="0.646cm" svg:x="26.028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6cm" svg:height="0.646cm" svg:x="25.382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7cm" svg:height="0.646cm" svg:x="24.735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7cm" svg:height="0.646cm" svg:x="23.442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6cm" svg:height="0.646cm" svg:x="21.504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6cm" svg:height="0.646cm" svg:x="22.15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6cm" svg:height="0.646cm" svg:x="22.796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6cm" svg:height="0.646cm" svg:x="24.089cm" svg:y="8.7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4" draw:text-style-name="P1" draw:layer="layout" svg:width="0.611cm" svg:height="0.612cm" svg:x="34.889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1cm" svg:height="0.612cm" svg:x="34.278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cm" svg:height="0.612cm" svg:x="33.668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1cm" svg:height="0.612cm" svg:x="33.057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1cm" svg:height="0.612cm" svg:x="31.836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1cm" svg:height="0.612cm" svg:x="30.004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cm" svg:height="0.612cm" svg:x="30.615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1cm" svg:height="0.612cm" svg:x="31.225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cm" svg:height="0.612cm" svg:x="32.447cm" svg:y="1.5cm">
            <text:p/>
            <draw:enhanced-geometry svg:viewBox="0 0 21600 21600" draw:type="rectangle" draw:enhanced-path="M 0 0 L 21600 0 21600 21600 0 21600 0 0 Z N"/>
          </draw:custom-shape>
        </draw:g>
        <draw:custom-shape draw:style-name="gr82" draw:text-style-name="P1" draw:layer="layout" svg:width="3.434cm" svg:height="0.687cm" svg:x="3cm" svg:y="13.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3.434cm" svg:height="0.687cm" svg:x="21.692cm" svg:y="13.31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3.231cm" svg:height="0.646cm" svg:x="21.504cm" svg:y="8.77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3.053cm" svg:height="0.612cm" svg:x="30.004cm" svg:y="1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2.947cm" svg:height="0.589cm" svg:x="30.106cm" svg:y="4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2.947cm" svg:height="0.589cm" svg:x="33.053cm" svg:y="4.5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6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1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MP1" style:family="paragraph">
      <style:text-properties fo:font-family="Flow" style:font-pitch="variable" fo:font-weight="bold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MT1" style:family="text">
      <style:text-properties fo:font-family="Flow" style:font-pitch="variable" fo:font-size="24pt" fo:font-weight="bold" style:font-size-asian="24pt" style:font-weight-asian="bold" style:font-size-complex="24pt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54pt" fo:font-weight="normal" style:font-size-asian="54pt" style:font-weight-asian="normal" style:font-size-complex="54pt" style:font-weight-complex="normal"/>
    </style:style>
    <style:style style:name="MT4" style:family="text">
      <style:text-properties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6cm" svg:height="1.382cm" svg:x="15.5cm" svg:y="3.5cm">
        <draw:text-box>
          <text:p><text:span text:style-name="MT1">KAZOMAT</text:span></text:p>
        </draw:text-box>
      </draw:frame>
      <draw:frame draw:style-name="Mgr2" draw:layer="backgroundobjects" svg:width="4.5cm" svg:height="1cm" svg:x="25.3cm" svg:y="0.8cm">
        <draw:text-box>
          <text:p><text:span text:style-name="MT2">© RENAUDIN 2012</text:span></text:p>
        </draw:text-box>
      </draw:frame>
      <draw:frame draw:style-name="Mgr3" draw:text-style-name="MP2" draw:layer="backgroundobjects" svg:width="1.5cm" svg:height="0.525cm" svg:x="23.9cm" svg:y="1.038cm">
        <draw:image xlink:href="Pictures/10000000000001930000008DAB8C20B3.png" xlink:type="simple" xlink:show="embed" xlink:actuate="onLoad">
          <text:p/>
        </draw:image>
      </draw:frame>
      <draw:custom-shape draw:style-name="Mgr4" draw:text-style-name="MP3" draw:layer="backgroundobjects" svg:width="6.5cm" svg:height="2cm" svg:x="9.55cm" svg:y="1.75cm">
        <text:p text:style-name="MP2"><text:span text:style-name="MT3">A</text:span><text:span text:style-name="MT4"> </text:span><text:span text:style-name="MT4"><text:page-number>&lt;numéro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1T16:11:09</meta:creation-date>
    <dc:date>2012-11-14T21:56:49</dc:date>
    <meta:editing-duration>PT21H39M24S</meta:editing-duration>
    <meta:editing-cycles>93</meta:editing-cycles>
    <meta:generator>LibreOffice/3.5$Linux_X86_64 LibreOffice_project/350m1$Build-2</meta:generator>
    <meta:print-date>2012-08-06T20:09:53</meta:print-date>
    <meta:document-statistic meta:object-count="1128"/>
  </office:meta>
</office:document-meta>
</file>